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Contents_20_Heading">
      <style:paragraph-properties fo:break-before="page"/>
    </style:style>
    <style:style style:name="P5" style:family="paragraph" style:parent-style-name="Text_20_body">
      <style:text-properties fo:language="pl" fo:country="PL" officeooo:rsid="00079da4" officeooo:paragraph-rsid="00079da4"/>
    </style:style>
    <style:style style:name="P6" style:family="paragraph" style:parent-style-name="Text_20_body">
      <style:text-properties fo:language="pl" fo:country="PL" officeooo:rsid="0008aa2b" officeooo:paragraph-rsid="0008aa2b"/>
    </style:style>
    <style:style style:name="P7" style:family="paragraph" style:parent-style-name="Text_20_body">
      <style:text-properties officeooo:rsid="0008aa2b" officeooo:paragraph-rsid="0008aa2b"/>
    </style:style>
    <style:style style:name="P8" style:family="paragraph" style:parent-style-name="Text_20_body">
      <style:text-properties officeooo:rsid="00098633" officeooo:paragraph-rsid="00098633"/>
    </style:style>
    <style:style style:name="P9" style:family="paragraph" style:parent-style-name="Text_20_body">
      <style:text-properties officeooo:rsid="00098633" officeooo:paragraph-rsid="00098923"/>
    </style:style>
    <style:style style:name="P10" style:family="paragraph" style:parent-style-name="Text_20_body">
      <style:text-properties officeooo:rsid="00098633" officeooo:paragraph-rsid="000baed7"/>
    </style:style>
    <style:style style:name="P11" style:family="paragraph" style:parent-style-name="Text_20_body">
      <style:text-properties officeooo:rsid="00267a29" officeooo:paragraph-rsid="00267a29"/>
    </style:style>
    <style:style style:name="P12" style:family="paragraph" style:parent-style-name="Text_20_body">
      <style:text-properties fo:font-style="normal" officeooo:rsid="00267a29" officeooo:paragraph-rsid="00267a29" style:font-style-asian="normal" style:font-style-complex="normal"/>
    </style:style>
    <style:style style:name="P13" style:family="paragraph" style:parent-style-name="Text_20_body">
      <style:text-properties officeooo:rsid="002771e9" officeooo:paragraph-rsid="002771e9"/>
    </style:style>
    <style:style style:name="P14" style:family="paragraph" style:parent-style-name="Text_20_body">
      <style:text-properties officeooo:rsid="00285112" officeooo:paragraph-rsid="00285112"/>
    </style:style>
    <style:style style:name="P15" style:family="paragraph" style:parent-style-name="List_20_Contents">
      <style:text-properties fo:language="pl" fo:country="PL"/>
    </style:style>
    <style:style style:name="P16" style:family="paragraph" style:parent-style-name="Text_20_body">
      <style:paragraph-properties style:writing-mode="page">
        <style:drop-cap/>
      </style:paragraph-properties>
      <style:text-properties officeooo:rsid="000e0f25" officeooo:paragraph-rsid="000e0f25"/>
    </style:style>
    <style:style style:name="P17" style:family="paragraph" style:parent-style-name="Text_20_body">
      <style:paragraph-properties style:writing-mode="page">
        <style:drop-cap/>
      </style:paragraph-properties>
      <style:text-properties officeooo:rsid="00267a29" officeooo:paragraph-rsid="00267a29"/>
    </style:style>
    <style:style style:name="P18" style:family="paragraph" style:parent-style-name="Text_20_body">
      <style:paragraph-properties style:writing-mode="page">
        <style:drop-cap/>
      </style:paragraph-properties>
      <style:text-properties fo:font-style="normal" officeooo:rsid="00267a29" officeooo:paragraph-rsid="00267a29" style:font-style-asian="normal" style:font-style-complex="normal"/>
    </style:style>
    <style:style style:name="P19" style:family="paragraph" style:parent-style-name="Contents_20_3">
      <style:paragraph-properties>
        <style:tab-stops>
          <style:tab-stop style:position="6.302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Contents_20_1">
      <style:paragraph-properties>
        <style:tab-stops>
          <style:tab-stop style:position="6.6953in" style:type="right" style:leader-style="dotted" style:leader-text="."/>
        </style:tab-stops>
      </style:paragraph-properties>
    </style:style>
    <style:style style:name="P22" style:family="paragraph" style:parent-style-name="Text_20_body">
      <style:paragraph-properties style:writing-mode="page">
        <style:drop-cap style:lines="3" style:distance="0.1in" style:style-name="Caption_20_characters"/>
      </style:paragraph-properties>
    </style:style>
    <style:style style:name="P23" style:family="paragraph" style:parent-style-name="Text_20_body">
      <style:text-properties fo:font-style="normal" officeooo:rsid="00267a29" officeooo:paragraph-rsid="00267a29" style:font-style-asian="normal" style:font-style-complex="normal"/>
    </style:style>
    <style:style style:name="P24" style:family="paragraph" style:parent-style-name="Text_20_body">
      <style:text-properties fo:font-style="normal" officeooo:rsid="002771e9" officeooo:paragraph-rsid="002771e9" style:font-style-asian="normal" style:font-style-complex="normal"/>
    </style:style>
    <style:style style:name="P25" style:family="paragraph" style:parent-style-name="Text_20_body">
      <style:text-properties officeooo:rsid="002cf9bd" officeooo:paragraph-rsid="002cf9bd"/>
    </style:style>
    <style:style style:name="P26" style:family="paragraph" style:parent-style-name="Text_20_body">
      <style:text-properties officeooo:rsid="002e0091" officeooo:paragraph-rsid="002e0091"/>
    </style:style>
    <style:style style:name="P27" style:family="paragraph" style:parent-style-name="List_20_Contents" style:list-style-name="L1">
      <style:text-properties fo:language="pl" fo:country="PL"/>
    </style:style>
    <style:style style:name="P28" style:family="paragraph" style:parent-style-name="Heading_20_2">
      <style:text-properties officeooo:rsid="00267a29" officeooo:paragraph-rsid="00267a29"/>
    </style:style>
    <style:style style:name="P29" style:family="paragraph" style:parent-style-name="Heading_20_2">
      <style:text-properties officeooo:rsid="002771e9" officeooo:paragraph-rsid="002771e9"/>
    </style:style>
    <style:style style:name="P30" style:family="paragraph" style:parent-style-name="Heading_20_2">
      <style:text-properties officeooo:rsid="00285112" officeooo:paragraph-rsid="00285112"/>
    </style:style>
    <style:style style:name="P31" style:family="paragraph" style:parent-style-name="Heading_20_2">
      <style:text-properties officeooo:rsid="002cf9bd" officeooo:paragraph-rsid="002cf9bd"/>
    </style:style>
    <style:style style:name="P32" style:family="paragraph" style:parent-style-name="Heading_20_2">
      <style:text-properties officeooo:rsid="002e0091" officeooo:paragraph-rsid="002e0091"/>
    </style:style>
    <style:style style:name="P33" style:family="paragraph" style:parent-style-name="Heading_20_2">
      <style:paragraph-properties fo:break-before="page"/>
    </style:style>
    <style:style style:name="P34" style:family="paragraph" style:parent-style-name="Heading_20_1">
      <style:text-properties officeooo:rsid="000baed7" officeooo:paragraph-rsid="000baed7"/>
    </style:style>
    <style:style style:name="P35" style:family="paragraph" style:parent-style-name="Quotations">
      <style:text-properties officeooo:rsid="002cf9bd" officeooo:paragraph-rsid="002cf9bd"/>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officeooo:rsid="000baed7"/>
    </style:style>
    <style:style style:name="T6" style:family="text">
      <style:text-properties fo:font-weight="bold" officeooo:rsid="000baed7" style:font-weight-asian="bold" style:font-weight-complex="bold"/>
    </style:style>
    <style:style style:name="T7" style:family="text">
      <style:text-properties officeooo:rsid="002b761f"/>
    </style:style>
    <style:style style:name="T8" style:family="text">
      <style:text-properties officeooo:rsid="002f7eea"/>
    </style:style>
    <style:style style:name="T9" style:family="text">
      <style:text-properties officeooo:rsid="00310df5"/>
    </style:style>
    <style:style style:name="T10" style:family="text">
      <style:text-properties officeooo:rsid="0031e809"/>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pis Treści</text:p>
          </text:index-title>
          <text:p text:style-name="P20"><text:a xlink:type="simple" xlink:href="#__RefHeading___Toc112_1313943653" text:style-name="Index_20_Link" text:visited-style-name="Index_20_Link">Od wydawcy<text:tab/>5</text:a></text:p>
          <text:p text:style-name="P20"><text:a xlink:type="simple" xlink:href="#__RefHeading___Toc114_1313943653" text:style-name="Index_20_Link" text:visited-style-name="Index_20_Link">Przedmowa<text:tab/>5</text:a></text:p>
          <text:p text:style-name="P19"><text:a xlink:type="simple" xlink:href="#__RefHeading___Toc116_1313943653" text:style-name="Index_20_Link" text:visited-style-name="Index_20_Link">Autentyczne życiorysy dowodzą zadziwiającej siły Tajemnicy Sukcesu<text:tab/>6</text:a></text:p>
          <text:p text:style-name="P19"><text:a xlink:type="simple" xlink:href="#__RefHeading___Toc118_1313943653" text:style-name="Index_20_Link" text:visited-style-name="Index_20_Link">Tajemnica przejawia do tych, którzy chcą słuchać<text:tab/>7</text:a></text:p>
          <text:p text:style-name="P19"><text:a xlink:type="simple" xlink:href="#__RefHeading___Toc120_1313943653" text:style-name="Index_20_Link" text:visited-style-name="Index_20_Link">Zwrotny moment w twoim życiu<text:tab/>8</text:a></text:p>
          <text:p text:style-name="P21"><text:a xlink:type="simple" xlink:href="#__RefHeading___Toc226_1313943653" text:style-name="Index_20_Link" text:visited-style-name="Index_20_Link">Myśl jest realną siłą<text:tab/>9</text:a></text:p>
          <text:p text:style-name="P20"><text:a xlink:type="simple" xlink:href="#__RefHeading___Toc339_3754846077" text:style-name="Index_20_Link" text:visited-style-name="Index_20_Link">Edison spojrzał mu w oczy…<text:tab/>9</text:a></text:p>
          <text:p text:style-name="P20"><text:a xlink:type="simple" xlink:href="#__RefHeading___Toc341_3754846077" text:style-name="Index_20_Link" text:visited-style-name="Index_20_Link">Szczęście puka do kuchennych drzwi<text:tab/>10</text:a></text:p>
          <text:p text:style-name="P20"><text:a xlink:type="simple" xlink:href="#__RefHeading___Toc343_3754846077" text:style-name="Index_20_Link" text:visited-style-name="Index_20_Link">O człowieku, który przedwcześnie zrezygnował<text:tab/>11</text:a></text:p>
          <text:p text:style-name="P20"><text:a xlink:type="simple" xlink:href="#__RefHeading___Toc345_3754846077" text:style-name="Index_20_Link" text:visited-style-name="Index_20_Link">Sukces siąsiaduje o miedzę z porażką<text:tab/>11</text:a></text:p>
          <text:p text:style-name="P20"><text:a xlink:type="simple" xlink:href="#__RefHeading___Toc347_3754846077" text:style-name="Index_20_Link" text:visited-style-name="Index_20_Link">O dziecku, które zdobyło przewagę nad dorosłym<text:tab/>12</text:a></text:p>
          <text:p text:style-name="P20"><text:a xlink:type="simple" xlink:href="#__RefHeading___Toc349_3754846077" text:style-name="Index_20_Link" text:visited-style-name="Index_20_Link">TAK ukryte za NIE<text:tab/>13</text:a></text:p>
        </text:index-body>
      </text:table-of-content>
      <text:p text:style-name="P1"/>
      <text:h text:style-name="P33" text:outline-level="2"><text:bookmark-start text:name="__RefHeading___Toc112_1313943653"/>Od wydawcy<text:bookmark-end text:name="__RefHeading___Toc112_1313943653"/></text:h>
      <text:p text:style-name="P8">Oto trafia Wam do rąk jedna z tych książek, które wywarły największy wpływ na czytelników. Przedstawia ona sprawdzony plan prowadzący do zdobycia bogactwa. Wyjaśnia, jaki sposób zastosować ten plan w praktyce, poczynając od tej chwili, od dziś.</text:p>
      <text:p text:style-name="P8">Co sprawia, że niektórzy ludzie idą przez życie przebojem, od sukcesu do sukcesu, pomnażając swe dochody i życiowe szczęście - a inni nawet nie próbują o nie zabiegać?</text:p>
      <text:p text:style-name="P8">Co sprawia, że ktoś uzyskuje poważne wpływy osobiste, a <text:span text:style-name="T5">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8">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10">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10">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8">W każdym rozdziale tej książki omawiam jedną z przynoszących pieniądze tajemnic, które umożliwiły zdobycie fortuny setkom najbogatszych ludzi na świecie - ludziom, których dokonania życiowe analizowałem przez długie lata.</text:p>
      <text:p text:style-name="P8">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8">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8"><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8">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8">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8">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8">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9">Tajemnicę tę poznał również Stuart Austin Wier, mieszkaniec miasta Dallas w Teksasie. Przyjął ją z takim zapałem, że porzucił uprzedni zawód i podjął studia prawnicze. Czy mu się powiodło? I o tym zdarzeniu opowiem.</text:p>
      <text:p text:style-name="P9">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8">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8">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8">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8">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8">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8">Na świecie niczego nie dostaje się za darmo!</text:p>
      <text:p text:style-name="P8">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8">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8">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8">Skąd o tym wiem? Odpowiedź na to pytanie znajdziesz zanim doczytasz tę książkę do końca. Możesz ją znaleźć równie dobrze w pierwszym rozdziale, jak i na ostatniej stronie.</text:p>
      <text:p text:style-name="P8">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2011418434" text:style-name="L1">
          <text:list-item>
            <text:p text:style-name="P27">Henry Ford</text:p>
          </text:list-item>
          <text:list-item>
            <text:p text:style-name="P27">James J. Hill</text:p>
          </text:list-item>
          <text:list-item>
            <text:p text:style-name="P27">Henry L. Doherty</text:p>
          </text:list-item>
          <text:list-item>
            <text:p text:style-name="P27"><text:soft-page-break/>Charles M. Schwab</text:p>
          </text:list-item>
          <text:list-item>
            <text:p text:style-name="P27">Daniel Willard</text:p>
          </text:list-item>
          <text:list-item>
            <text:p text:style-name="P27">Arthur Nash</text:p>
          </text:list-item>
          <text:list-item>
            <text:p text:style-name="P27">Frank A. Vanderlip</text:p>
          </text:list-item>
          <text:list-item>
            <text:p text:style-name="P27">Elbert Hubbard</text:p>
          </text:list-item>
          <text:list-item>
            <text:p text:style-name="P27">dr Frank Crane</text:p>
          </text:list-item>
          <text:list-item>
            <text:p text:style-name="P27">Woodrow Wilson</text:p>
          </text:list-item>
          <text:list-item>
            <text:p text:style-name="P27">Edward W. Bok</text:p>
          </text:list-item>
          <text:list-item>
            <text:p text:style-name="P27">George M. Alexander</text:p>
          </text:list-item>
          <text:list-item>
            <text:p text:style-name="P27">Julius Rosenwald</text:p>
          </text:list-item>
          <text:list-item>
            <text:p text:style-name="P27">płk Robert A. Dollar</text:p>
          </text:list-item>
          <text:list-item>
            <text:p text:style-name="P27">William Jennigs Bryan</text:p>
          </text:list-item>
          <text:list-item>
            <text:p text:style-name="P27">sędzia Daniel T. Writht</text:p>
          </text:list-item>
          <text:list-item>
            <text:p text:style-name="P27">senator Jennings Randolph</text:p>
          </text:list-item>
          <text:list-item>
            <text:p text:style-name="P27">dr Alexander Graham Bell</text:p>
          </text:list-item>
          <text:list-item>
            <text:p text:style-name="P27">William Wrigley junior</text:p>
          </text:list-item>
          <text:list-item>
            <text:p text:style-name="P27">George S. Parker</text:p>
          </text:list-item>
          <text:list-item>
            <text:p text:style-name="P27">Cyrus H. K. Curtis</text:p>
          </text:list-item>
          <text:list-item>
            <text:p text:style-name="P27">Harris F Williams</text:p>
          </text:list-item>
          <text:list-item>
            <text:p text:style-name="P27">dr Frank Gunsaulus</text:p>
          </text:list-item>
          <text:list-item>
            <text:p text:style-name="P27">John D. Rockefeller</text:p>
          </text:list-item>
          <text:list-item>
            <text:p text:style-name="P27">Theodore Roosevelt</text:p>
          </text:list-item>
          <text:list-item>
            <text:p text:style-name="P27">Wilbur Wright</text:p>
          </text:list-item>
          <text:list-item>
            <text:p text:style-name="P27">J. Odgen Armour</text:p>
          </text:list-item>
          <text:list-item>
            <text:p text:style-name="P27">William Howard Taft</text:p>
          </text:list-item>
          <text:list-item>
            <text:p text:style-name="P27">Frank A. Munsay</text:p>
          </text:list-item>
          <text:list-item>
            <text:p text:style-name="P27">Clarence Darrow</text:p>
          </text:list-item>
          <text:list-item>
            <text:p text:style-name="P27">Stuart Arthur Wier</text:p>
          </text:list-item>
          <text:list-item>
            <text:p text:style-name="P27">Edwart A. Filene</text:p>
          </text:list-item>
          <text:list-item>
            <text:p text:style-name="P27">dr David Starr Jordan</text:p>
          </text:list-item>
          <text:list-item>
            <text:p text:style-name="P27">John Wanamaker</text:p>
          </text:list-item>
          <text:list-item>
            <text:p text:style-name="P27">E. M. Statler</text:p>
          </text:list-item>
          <text:list-item>
            <text:p text:style-name="P27">George Eastman</text:p>
          </text:list-item>
          <text:list-item>
            <text:p text:style-name="P27">King Gillette</text:p>
          </text:list-item>
          <text:list-item>
            <text:p text:style-name="P27">Ralph A. Weeks</text:p>
          </text:list-item>
          <text:list-item>
            <text:p text:style-name="P27">Thomas A. Edison</text:p>
          </text:list-item>
          <text:list-item>
            <text:p text:style-name="P27">John W. Davis</text:p>
          </text:list-item>
          <text:list-item>
            <text:p text:style-name="P27">J. G. Chapline</text:p>
          </text:list-item>
          <text:list-item>
            <text:p text:style-name="P27">Arthur Brisbane</text:p>
          </text:list-item>
          <text:list-item>
            <text:p text:style-name="P27">Luther Burbank</text:p>
          </text:list-item>
          <text:list-item>
            <text:p text:style-name="P27">Ebert H. Gary</text:p>
          </text:list-item>
          <text:list-item>
            <text:p text:style-name="P27">John H. Patterson</text:p>
          </text:list-item>
          <text:list-item>
            <text:p text:style-name="P27">F. W. Woolworth</text:p>
          </text:list-item>
          <text:list-item>
            <text:p text:style-name="P27">Edwin C. Bayess</text:p>
          </text:list-item>
        </text:list>
      </text:section>
      <text:p text:style-name="P15"/>
      <text:p text:style-name="P5">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6">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7">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7">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7">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34"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22">M<text:span text:style-name="T6">yśl jest realną siłą</text:span><text:span text:style-name="T5"> i naprawdę staje się potęgą, kiedy służy ścisłemu wyznaczaniu celu, dyscypliny postępowania i gorącej żądzy przetworzenia pomysłów w bogactwo lub inne dobra materialne.</text:span></text:p>
      <text:p text:style-name="P16">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17"><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18">Kiedy zrodziło się w nim owo pragnienie, czy też impuls myślowy, nie miał możności zrealizowania go. Stały mu na przeszkodzie dwie poważne trudności. Nie znał Edisona i nie miał pieniędzy na bilet do East Orange w stanie New Jersey.</text:p>
      <text:p text:style-name="P18">Większość ludzi, którzy mogliby odczuć podobne pragnienie, poczułaby się w obliczu tych trudności niezdolna do jego zrealizowania. Ale to co zrodziło się w myśli Barnesa nie było zwykłą zachcianką!</text:p>
      <text:h text:style-name="P28" text:outline-level="2"><text:bookmark-start text:name="__RefHeading___Toc339_3754846077"/>Edison spojrzał mu w oczy…<text:bookmark-end text:name="__RefHeading___Toc339_3754846077"/></text:h>
      <text:p text:style-name="P11">Zjawił się w laboratorium Edisona i przedstawił jako człowiek, który chce robić z wynalazcą wspólne interesy. Po latach pan Edison tak wspominał ich pierwszą rozmowę:</text:p>
      <text:p text:style-name="P11">„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2">Przecież nie wygląd zewnętrzny tego młodego człowieka dopomógł mu w pozyskaniu zgody Edisona w wyniku pierwszej z nim rozmowy. Najpierw dostał pracę w biurze u Edisona z pensją raczej skromną.</text:p>
      <text:p text:style-name="P12"><text:soft-page-break/>Mijały miesiące. Nic nie zdawało się przybliżać Barnesa do realizacji zamiaru, który uznawał za główny cel życiowy. Coś się jednak zmieniało w umyśle Barnesa. Uporczywie pogłębiał w sobie wolę stania się wspólnikiem Edisona.</text:p>
      <text:p text:style-name="P12">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p>
      <text:p text:style-name="P11"><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2">Być może młody wówczas Barnes nie zdawał sobie jeszcze z tego sprawy, ale jego upór i wytrwała wierność wyraźnie określonemu pragnieniu, doprowadziły do usunięcia wszelkich trudności i zrealizowania jego zamiarów.</text:p>
      <text:h text:style-name="Heading_20_2" text:outline-level="2"><text:bookmark-start text:name="__RefHeading___Toc341_3754846077"/>Szczęście puka do kuchennych drzwi<text:bookmark-end text:name="__RefHeading___Toc341_3754846077"/></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2">Barnes po prostu wymyślił siebie jako partnera wielkiego Edisona! Wymyślił sobie wielką fortunę. U początków swej kariery nie rozporządzał niczym oprócz świadomości tego, czego pragnie i zdecydowania w dążeniu do tego celu, aż do jego osiągnięcia.</text:p>
      <text:h text:style-name="P29" text:outline-level="2"><text:bookmark-start text:name="__RefHeading___Toc343_3754846077"/><text:soft-page-break/>O człowieku, który przedwcześnie zrezygnował<text:bookmark-end text:name="__RefHeading___Toc343_3754846077"/></text:h>
      <text:p text:style-name="P13">Jedną z najpowszechniejszych przyczyn klęski życiowej jest zwyczaj odstępowania od zamierzeń pod wpływem <text:span text:style-name="T2">przejściowych porażek</text:span><text:span text:style-name="T3">. Każdy z nas ma na sumieniu przynajmniej jeden taki grzech.</text:span></text:p>
      <text:p text:style-name="P24">Wuj R. U. Darby’ego ogarnięty został „gorączką złota” w okresie jej wybuchu i wyruszył na Zachód, aby je wydobywać i wzbogacić się w ten sposób. Nikt mu nigdy nie wytłumaczył, że więcej złota odkryty w umysłach ludzi niż wydobyto kiedykolwiek z ziemi. Wytyczył sobie działkę i rozpoczął kopanie.</text:p>
      <text:p text:style-name="P24">Po tygodniu poraziło go odkrycie lśniącej rudy. Potrzebna była mu maszyna do wydobywania jej na powierzchnię. Zamaskował więc szyb i wyruszył do swego rodzinnego Williamsburga w stanie Maryland, aby powiadomić o swym odkryciu krewnych i sąsiadów. Złożyli się wspólnie na zakup odpowiednich urządzeń i wysłali je na Zachód. Wuj wraz z Darbym przystąpili do pracy w kopalni.</text:p>
      <text:p text:style-name="P24">Kiedy pierwszy wóz wypełniony wykopaną rudą dotarł do wytapiacza, okazało się, że jest do najbogatsza ruda w całym Colorado! Kilka dalszych wozów z rudą potwierdziło tę opinię. Spodziewano się nieprawdopodobnych wręcz zysków.</text:p>
      <text:p text:style-name="P24">Pogłębiono wykopy, a nadzieje Darby’ego i wuja pięły się coraz bardziej w górę. Aż stało się coś nieoczekiwanego. Żyłki złotej rudy zniknęły! Ryli w ziemi coraz rozpaczliwiej poszukują żyły – bez skutku.</text:p>
      <text:p text:style-name="P24">W końcu zdecydowali się zrezygnować z dalszych poszukiwań.</text:p>
      <text:p text:style-name="P24">Za kilkaset dolarów sprzedali pośrednikowi wszystkie urządzenia wydobywcze i wyruszyli pociągiem w drogę powrotną. Pośrednik zlecił inżynierowi górnictwa obejrzenie kopalni i przeprowadzenie pewnych obliczeń. Inżynier ów uznał, że poszukiwania prowadzone przez poprzednich właścicieli nie przyniosły rezultatu, ponieważ nie wiedzieli oni o tzw. zwodniczych liniach. Jego wyliczenia wskazywały, że żyła powinna się znajdować o niecały metr pod miejsce, w którym wuj Darby’ego zaniechał dalszego drążenia. I tam właśnie ją odnaleziono!</text:p>
      <text:p text:style-name="P24">Pośrednik zarobił na tej żyle miliony dolarów, ponieważ wiedział przynajmniej tyle, że trzeba zasięgnąć rady u fachowca, zanim się zrezygnuje.</text:p>
      <text:h text:style-name="P29" text:outline-level="2"><text:bookmark-start text:name="__RefHeading___Toc345_3754846077"/>Sukces <text:span text:style-name="T7">sąsiaduje</text:span> o miedzę z porażką<text:bookmark-end text:name="__RefHeading___Toc345_3754846077"/></text:h>
      <text:p text:style-name="P13">Pan Darby wielokrotnie rozmyślał nad swą stratą, zanim dokonał odkrycia, że pragnienie czegoś może być zamienione na złoto. Odkrycia tego dokonał, kiedy zajął się sprzedażą ubezpieczeń na życie.</text:p>
      <text:p text:style-name="P13">Darby miał w pamięci utratę wielkiej fortuny wskutek przedwczesnej rezygnacji z poszukiwań i wspomagał się teraz wyniesioną z tych doświadczeń metodą, polegającą na powtarzaniu sobie: Zrezygnowałem wtedy znajdując się o metr od złotej żyły, ale nigdy nie zrezygnuję z przekonania kogoś do zakupu ubezpieczenia, kto mi na początku mówi – nie.</text:p>
      <text:p text:style-name="P13">Darby stał się jednym z tych niewielu agentów ubezpieczeniowych, którzy potrafią sprzedać polisy za sumę ponad miliona dolarów rocznie. Zawdzięczał to swemu przywiązaniu do „lekcji”, jaką wyciągnął z przedwczesnej rezygnacji w przemyśle wydobywczym.</text:p>
      <text:p text:style-name="P13"><text:soft-page-break/>Jest rzeczą dowiedzioną, że zanim się odniesie życiowy sukces, natknąć się wypadnie na przejściowe porażki, a może nawet i na bolesną klęskę. Kiedy człowieka przygniatają niepowodzenia, najprostszą i najlogiczniejszą reakcją wydaje się rezygnacja. I tak właśnie zachowuje się większość ludzi.</text:p>
      <text:p text:style-name="P13">Ponad pięciuset najszczęśliwszych w interesach ludzi wa Ameryce wyznało autorowi, że najpomyślniejsze sukcesy osiągali znajdując się o krok od porażek, które by ich powaliły. Klęska jest przebiegłym kawalarzem o wyrobionym zmyśle ironii; znajduje ona szczególne upodobanie w dopadaniu ludzi w chwili, gdy wydają się mieć sukces w zasięgu ręki.</text:p>
      <text:h text:style-name="P30" text:outline-level="2"><text:bookmark-start text:name="__RefHeading___Toc347_3754846077"/>O dziecku, które zdobyło przewagę nad dorosłym<text:bookmark-end text:name="__RefHeading___Toc347_3754846077"/></text:h>
      <text:p text:style-name="P14">W niedługi czas po tym, jak pan Darby zdobył ów dyplom w „Instytucie Mocnych Kopniaków Losu” i zdecydował się wykorzystać swe doświadczenie z przemysłu wydobywczego, zdarzyło mu się być świadkiem pewnej sytuacji, która go przekonała, że NIE niekoniecznie musi oznaczać odmowę.</text:p>
      <text:p text:style-name="P14">Pewnego popołudnia dopomagał swemu stryjowi przy mieleniu zboża w dość staroświeckim młynie. Stryj zarządzał dużą farmą, na której pracowała też pewna liczba kolorowych dzierżawców. W jakiejś chwili drzwi otworzyły się i weszło murzyński dziecko, córeczka jednego z dzierżawców.</text:p>
      <text:p text:style-name="P14">Stryj spostrzegł dziecko i zapytał szorstkim tonem:</text:p>
      <text:p text:style-name="P14">- Czego chcesz?</text:p>
      <text:p text:style-name="P14">Dziecko odpowiedziało niepewnie:</text:p>
      <text:p text:style-name="P14">- Mamusia mnie przysłała, żeby pan dał mi dla niej pięćdziesiąt centów.</text:p>
      <text:p text:style-name="P14">- nie ma mowy. Zmykaj do domu.</text:p>
      <text:p text:style-name="P14">- Dobrze, psze pana – odpowiedziało dziecko. Ale nie ruszyło się z miejsca.</text:p>
      <text:p text:style-name="P14">Stryj pana Darby’ego tak był pochłonięty pracą, że nie zwrócił uwagi na to, iż dziecko nie wyszło z młyna. Kiedy je wreszcie spostrzegł, ofuknął dziewczynkę:</text:p>
      <text:p text:style-name="P14">- <text:s/>Mówiłem ci, żebyś wracała do domu. Zmykaj stąd, bo ci przyłożę.</text:p>
      <text:p text:style-name="P14">Dziewczynka odpowiedziała – Dobrze, prze pana – ale nawet nie drgnęła.</text:p>
      <text:p text:style-name="P14">Stryj odstawił na bok worek zboża, który zamierzał właśnie wsypać do bębna młyńskiego, złapał jakiś kij leżący pod ręką i z groźną miną ruszył w stronę dziecka.</text:p>
      <text:p text:style-name="P14">Darby wstrzymał oddech. Był pewien, że za chwilę stanie się świadkiem morderstwa. Znał gwałtowne usposobienie stryja.</text:p>
      <text:p text:style-name="P14">Kiedy ten znalazł się przy wejściu, gdzie stało dziecko, dziewczynka postąpiła o krok naprzód i zawołała rozpaczliwie:</text:p>
      <text:p text:style-name="P14">- Mamusia musi dostać te pięćdziesiąt centów!</text:p>
      <text:p text:style-name="P14">Stryj zatrzymał się naprzeciw dziecka, przez dobrą minutę mu się przyglądał, a potem odłożył kij, sięgnął do kieszeni, wyjął z niej półdolarówkę i podał dziewczynce.</text:p>
      <text:p text:style-name="P14"><text:soft-page-break/>Dziecko wzięło monetę do ręki, odwróciło się powoli w stronę drzwi nie spoglądając ani razu na mężczyznę, nad którym właśnie zdobyło przewagę. Kiedy dziewczynka wyszła, stryj pana Darby’ego przysiadł na jednej ze skrzyń stojących na podłodze i przez jakieś dziesięć minut gapił się przez okno. Rozmyślał z nabożną czcią o nauce, jakiej mu udzielono.</text:p>
      <text:p text:style-name="P14">Pan Darby również rozmyślał o tym zdarzeniu. Po raz pierwszy w życiu zetknął się oto z sytuacją, w której murzyńskie dziecko pokierowało postępowaniem dorosłego białego człowieka. W jaki sposób ta dziewczynka tego dokonała? Co się takiego zdarzyło w umyśle stryja, co sprawiło, że zapanował nad swą gwałtownością i stał się łagodny jak baranek? Jakiej to tajemnej mocy użyło dziecko, aby zapanować nad sytuacją? Takie oto pytania drążyły myśl Darby’ego, ale odpowiedź na nie znalazł dopiero po latach, kiedy mi opowiadał o całym zdarzeniu.</text:p>
      <text:p text:style-name="P14">Dziwnym trafem opowieść o tym niezwykłym zdarzeniu przedstawił autorowi tej książki w starym młynie, w tej samej sieni, w której jego stryj odebrał swą nauczkę.</text:p>
      <text:h text:style-name="Heading_20_2" text:outline-level="2"><text:bookmark-start text:name="__RefHeading___Toc349_3754846077"/>TAK ukryte za NIE<text:bookmark-end text:name="__RefHeading___Toc349_3754846077"/></text:h>
      <text:p text:style-name="P25">Kiedyśmy tak sobie rozmawiali w owym starym młynie, pan Darby zakończył swą opowieść o niezwykłym zwycięstwie dziecka: „Jaki pan z tego wyciągnie wniosek? Jakiej tajemnej siły użyło to dziecko, aby tak całkowicie pokonać mojego stryja?”</text:p>
      <text:p text:style-name="P25">Odpowiedź na to pytanie zawiera się w zasadach przedstawionych w tej książce. Jest to odpowiedź pełna i wyczerpująca. Mieści w sobie szczegółowe zalecenia, wystarczające na tyle, by każdego uczynić zdolnym do uzyskania i zastosowania tej siły, którą owo dziecko zawładnęło przez przypadek.</text:p>
      <text:p text:style-name="P25">Skup myśli, a dostrzeżesz wyraźnie, jaka to siła pośpieszyła dziecku z pomocą. W nastpnym rozdziale znajdziesz kolejny przebłysk tej siły. Jeszcze w innym miejscu tej książki natkniesz się na myśl, która pobudzi twe możliwości poznawcze i postawi ci do dyspozycji, dla twego własnego pożytku, tę niepokonalną siłę. Świadomość tej siły może się w tobie zrodzić już po przeczytaniu pierwszego rozdziału tej książki, ale może owładnąć twym umysłem po lekturze któregoś z rozdziałów następnych. Może cię nawiedzić pod postacią odrębnego pomysłu. Ale może też przybrać formę jakiegoś planu działania albo zamysłu. I znów skłonić cię może do powrotu myślą do dawnych twych doświadczeń, minionych klęsk i załamań, byś wyciągnął z nich nauki, dzięki którym odzyskasz to wszystko coś utracił w wyniku owych przegranych.</text:p>
      <text:p text:style-name="P25">Po określeniu przeze mnie natury <text:s/>tej siły, którą niejako mimo woli posłuzyła się murzyńska dziewczynka, pan Darby dokonał w myślach szybkiego przeglądu swych doświadczeń zebranych w ciągu trzydziestu lat pracy w charakterze agenta ubezpieczeniowego i otwarcie przyznał, że swe sukcesy na tym polu zawdzięcza w pewnym stopniu lekcji, jaką pobrał od <text:s/>tego dziecka.</text:p>
      <text:p text:style-name="P25">Przypomniał <text:s/>też sobie swą życiową pomyłkę, wynikłą z zaniechania poszukiwań o metr od złotej żyły. Oświadczył jednak: „To doświadczenie okazało się błogosławione w swych tragicznych skutkach. Nauczyło mnie dążyć wytrwale, nie bacząc na żadne trudy i ta lekcja była niezbędna dla osiągnięcia czegokolwiek w życiu.”</text:p>
      <text:p text:style-name="P25">Doświadczenia pana Darby’ego są dostatecznie powszechne i jasne, by nadać kierunek całemu jego życiu; stały się więc <text:span text:style-name="T10">d</text:span>la niego równie ważne, jak samo życie. Wyciągnął korzyść z obu tych <text:soft-page-break/>doświadczeń, ponieważ oba przeanalizował i wyciągnął z nich nauki, jakie w sobie kryły. Ale co począć z ludźmi, którzy albo nie mają czasu, albo skłonności do tego, by przemyśleć poniesioną klęskę w celu wyciągnięcia z niej nauki, która może im przynieść życiowy sukces? Gdzie i w jaki sposób nauczył się on sztuki przekuwania klęski w szczeble wiodące do powodzenia?</text:p>
      <text:p text:style-name="P25">Książka niniejsza powstała właśnie po to, by udzielić odpowiedzi na te pytania.</text:p>
      <text:h text:style-name="P31" text:outline-level="2">Dzięki cennemu pomysłowi osiągniesz sukces</text:h>
      <text:p text:style-name="P25">Odpowiedź ta wymaga określenia trzynastu zasad, ale czytając tę książkę pamiętaj, że odp<text:span text:style-name="T9">o</text:span>wiedź na pytania, jakie kazały ci się zastanawiać nad osobliwościami życia, odnaleźć możesz w swym własnym umyśle, w jakimś pomyśle, planie działań lub zamierzeniu, które zrodzi się w myślach podczas czytania tej książki.</text:p>
      <text:p text:style-name="P25">Rozsądny pomysł jest tym, czego potrzeba do osiągnięcia powodzenia. Zasady przedstawione w tej książce dotyczą sposobów i środków formułowania użytecznych pomysłów.</text:p>
      <text:p text:style-name="P25">Zanim przystąpimy do charakteryzowania tych zasad, musimy się upewnić, że jesteś gotów na przyjęcie następującego twierdzenia:</text:p>
      <text:p text:style-name="P35">Kiedy Bogactwa zaczynają spływać, gromadzą się tak szybko i w takiej obfitości, że człowiek zaczyna zachodzić w głowę, gdzie też się ukrywały przez wszystkie poprzednie chude lata.</text:p>
      <text:p text:style-name="P26">Jest to stwierdzenie zadziwiające, tym bardziej, im bliżej przypatrujemy się przyjętemu ogólnie przekonaniu, że bogactwa przypadają w udziale tylko tym, którzy pracowali na nie długo i ciężko.</text:p>
      <text:p text:style-name="P26">Kiedy zaczynasz myśleć o bogactwie i zdobywać je, stwierdzasz, e bogactwo bierze początek z pewnego stanu umysłu, ze ściśle określonego zamierzenia, przy niewielkim lub wręcz żadnym nakładzie pracy. Zarówno ty, jak każdy inny człowiek na twoim miejscu, będzie się chciał dowiedzieć, w jaki sposób osiągnąć t en stan umysłu, który przysparza bogactw. Sam poświęciłem dwadzieścia pięć lat na odpowiednie badania, ponieważ chciałem się dowiedzieć, w jaki sposób „osiągnęli ów stan ci, którym się powiodło”.</text:p>
      <text:p text:style-name="P26">Przypatruj się bardzo uważnie, jak w miarę tego, jak będziesz opanowywał zasady tej filozofii i rozpoczynał wypełniać zalecenia co do sposobu stosowania tych zasad, zacznie się poprawiać twoja sytuacja finansowa, a wszystko, czego się tkniesz, zacznie ci przynosić korzyści. Myślisz, że to niemożliwe? Otóż nie, to jest możliwe!</text:p>
      <text:p text:style-name="P26">Jedną z głównych słabości myślenia ludzkiego jest typowe dla przeciętnych jednostek zżycie z pojęciem „niemożliwe”. Każdy przeciętniak zna wszystkie reguły, które się nie sprawdzają w życiu. I wszystkie sprawy, których nie można dokonać. Książkę niniejszą napisałem dla tych, którzy poszukują reguł, jakie innym ludziom przyniosły życiowy sukces i którzy pragną oprzeć całe swoje życie na tych regułach.</text:p>
      <text:p text:style-name="P26">Sukces życiowy przypada tym, którzy wytwarzają w sobie świadomość sukcesu.</text:p>
      <text:p text:style-name="P26">Klęska życiowa spa<text:span text:style-name="T8">d</text:span> na tych, któ<text:span text:style-name="T8">r</text:span>zy biernie poddają się świadomości klęski. Założeniem tej książki jest dopomożenie tym wszystkim, którzy pragną nauczyć się sztuki przetwarzania swych umysłów z uległych świadomości klęski w przepojone świadomością sukcesu.</text:p>
      <text:p text:style-name="P26"><text:soft-page-break/>Inną słabością występującą u zbyt wielu ludzi, jest nawyk mierzenia wszystkich i wszystkiego miarką ich własnych wrażeń i wierzeń. Niektórzy czytelnicy tej książki będą sądzili, że nie mogą <text:span text:style-name="T9">myśleć</text:span> o bogactwie i dążyć do niego, ponieważ nawyki myślowe przykuły ich do <text:span text:style-name="T9">biedy</text:span>, niedostatku, klęski i załamania.</text:p>
      <text:p text:style-name="P26">Ci nieszczęśliwi ludzie przypominają mi <text:span text:style-name="T8">p</text:span>ewnego Chińczyka, który przybył do Ameryki, aby uzyskać amerykańskie wykształcenie. Zapisał się na uniwersytet w Chicago. Któregoś dnia rektor Harper natknął się w campusie na owego młodego człowieka ze Wschodu, zatrzymał się, by z nim przez chwilę pogawędzić i zapytał, która z cech Amerykanów, jakie zdołał już zaobserwować, wywarła na nim najsilniejsze wrażenie. „Dziwny układ waszych oczu – odpowiedział student – wasze oczy w ogóle nie są skośne”.</text:p>
      <text:p text:style-name="P26">No i co powiecie o tym Chińczyku?</text:p>
      <text:p text:style-name="P26">Wzdragamy się uwierzyć w to, czego nie rozumiemy. Przyjmujemy głupie założenie, że nasze własne ograniczenia są właściwym zakresem ograniczeń. Pewnie, że oczy innych ludzi „wcale nie są skośne”, skoro nie są takie same jak, nasze oczy.</text:p>
      <text:h text:style-name="P32" text:outline-level="2">Chcę tego i będę to miał</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Quotations" style:family="paragraph" style:parent-style-name="Standard" style:next-style-name="Text_20_body" style:class="html">
      <style:paragraph-properties fo:margin-left="0.3937in" fo:margin-right="0.3937in" fo:margin-top="0in" fo:margin-bottom="0.1965in" loext:contextual-spacing="false" fo:text-indent="0in" style:auto-text-indent="fals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8-30T07:28:06.537922822</dc:date>
    <meta:editing-duration>PT2H34M56S</meta:editing-duration>
    <meta:editing-cycles>17</meta:editing-cycles>
    <meta:generator>LibreOffice/5.3.1.2$Linux_X86_64 LibreOffice_project/30m0$Build-2</meta:generator>
    <meta:document-statistic meta:table-count="0" meta:image-count="0" meta:object-count="0" meta:page-count="15" meta:paragraph-count="179" meta:word-count="4592" meta:character-count="30663" meta:non-whitespace-character-count="26282"/>
  </office:meta>
</office:document-meta>
</file>